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S'.B2"/>
    </style:style>
    <style:style style:name="ce1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#REF!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#REF!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#REF!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#REF!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#REF!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#REF!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#REF!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#REF!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#REF!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#REF!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c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EXAMPLE TIER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  <style:map style:condition="is-true-formula([$'EXAMPLE TIER'.$B$2]=&quot;no&quot;)" style:apply-style-name="Unused" style:base-cell-address="'EXAMPLE TIER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cm"/>
      <style:text-properties style:font-name="Liberation Sans"/>
      <style:map style:condition="is-true-formula([$'EXAMPLE TIER'.$B$2]=&quot;no&quot;)" style:apply-style-name="Unused" style:base-cell-address="'EXAMPLE TIER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cm"/>
      <style:text-properties style:use-window-font-color="true"/>
      <style:map style:condition="is-true-formula([$'EXAMPLE TIER'.$B$2]=&quot;no&quot;)" style:apply-style-name="Unused_20_Left_20_Aligned" style:base-cell-address="'EXAMPLE TIER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c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gr1" style:family="graphic">
      <style:graphic-properties draw:stroke="solid" svg:stroke-color="#000000" draw:fill="solid" draw:fill-color="#ffffff" fo:min-height="6.215cm"/>
      <style:paragraph-properties style:writing-mode="lr-tb"/>
    </style:style>
    <style:style style:name="gr2" style:family="graphic">
      <style:graphic-properties draw:stroke="solid" svg:stroke-color="#000000" draw:fill="solid" draw:fill-color="#ffffff" fo:min-height="8.765cm"/>
      <style:paragraph-properties style:writing-mode="lr-tb"/>
    </style:style>
    <style:style style:name="gr3" style:family="graphic">
      <style:graphic-properties draw:stroke="solid" svg:stroke-width="0cm" svg:stroke-color="#000000" draw:marker-start-width="0.2cm" draw:marker-end-width="0.2cm" draw:fill="solid" draw:fill-color="#ffffff" draw:textarea-vertical-align="middle" fo:min-height="4.82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name-complex="Tahoma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$SETTINGS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no</text:p>
          </table:table-cell>
          <table:table-cell table:style-name="ce22" table:content-validation-name="val2" office:value-type="string" calcext:value-type="string">
            <text:p>Google Drive</text:p>
          </table:table-cell>
          <table:table-cell table:style-name="ce25" table:content-validation-name="val3" office:value-type="string" calcext:value-type="string">
            <text:p>1V3vK8HA4hrdby7VHkQwrb6KvlMcXEPTA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D2qo152gH-8j1uSuFMcD6luDjbKKmfsQ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/>
          <table:table-cell table:style-name="ce30" table:content-validation-name="val3" office:value-type="string" calcext:value-type="string">
            <text:p>1_Ar1fDmwOAPUWUmsIsUAYFDp6n41LonW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64473/Kento_Nan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kiGr2B1y2JbYRr7y3feWzUDYcDL_dDZ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31/Hisoka_Morow</text:p>
          </table:table-cell>
          <table:table-cell table:style-name="ce23" table:content-validation-name="val2"/>
          <table:table-cell table:style-name="ce10" table:content-validation-name="val3" office:value-type="string" calcext:value-type="string">
            <text:p>11DAwrJR26kLrsROENfWgeeLRJ3cr0ps6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14/Itachi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 office:value-type="string" calcext:value-type="string">
            <text:p>1iS3iW0de1OLTkV-gNnZoFISxIrJx0ZJy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164481/Mahito</text:p>
          </table:table-cell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45627/Lev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OABWZlfEeZxhQCOnpCIZI3Sgs7Gyguq1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Google Drive</text:p>
          </table:table-cell>
          <table:table-cell table:style-name="ce35" table:content-validation-name="val3"/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35253/Mayuri_Shiin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pForTJgxWMd2q1OUU-ws6wX8KXjzuH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2455/Orochimar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CPrt2sD51aarN6op7UYnLzlJxRiscp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25056/Osamu_Daza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mU0JainZPFOi5LhJQE0fp5a-JaZdz2i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3934/Olivier_Mira_Armstrong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vkkIl5v5xvYHvHuHI1m7lYD5tnGfoFT_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30214/Sachiko_Fujin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H439i1CaiBZ3c2Es1NmBbq-t49mUBWR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370/Ayame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Rj3QX319pcuDHW4hcCQWvV5f5zZeFZw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369/Hatsuharu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lCKgUJW-ci0fPTiXmMP5AWHVkt_dZm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91959/Sakamo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WA_zG2imkVWYrQ29X38OBnd4A92yix9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 office:value-type="string" calcext:value-type="string">
            <text:p>https://myanimelist.net/character/13085/Jousuke_Higashika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nDYAKgssod3jqM0SrcWalPehAGAQYbKX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 office:value-type="string" calcext:value-type="string">
            <text:p>https://myanimelist.net/character/11772/Gyro_Zeppel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wIqaWk4cR9_BSu_G8h-Q3y_p4CLMoAB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#REF!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#REF!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#REF!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/>
          <table:table-cell table:style-name="ce40" table:content-validation-name="val3"/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8197/Haruki_Naka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0GRk-r4jgtrydMtW_PXbLT-9Z7etParo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04059/Shuu_Tsuki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cYyHMAQAlBmtT7KpGSRz7lM7ZyaPAO1L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2160/He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bXovFRt_lnyhKNioNqcKnQ16LGTlTYf2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#REF!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#REF!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#REF!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Google Drive</text:p>
          </table:table-cell>
          <table:table-cell table:style-name="ce45" table:content-validation-name="val3" office:value-type="string" calcext:value-type="string">
            <text:p>https://drive.google.com/file/d/1nGvhX6_Y6iUNjbGzSfFITWuEWeZY0TwP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#REF!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#REF!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#REF!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Google Drive</text:p>
          </table:table-cell>
          <table:table-cell table:style-name="ce50" table:content-validation-name="val3" office:value-type="string" calcext:value-type="string">
            <text:p>https://drive.google.com/file/d/1_WW-_IA2bpwkjDCk55FIK-1tZv4E5s8C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#REF!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#REF!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#REF!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Google Drive</text:p>
          </table:table-cell>
          <table:table-cell table:style-name="ce55" table:content-validation-name="val3" office:value-type="string" calcext:value-type="string">
            <text:p>https://drive.google.com/file/d/1qLWr3O5V5yDAHKKD07I8kWjwfOhFSA3U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/Sasuke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rVrlAQ47X5e4VUBTSxJwRX3iLeB5LN9X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1283/Kazuya_Kinoshi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_-FJ8q3Mk0sL7bHIeveguEZBwev6yZ4w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#REF!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#REF!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#REF!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table:shapes>
          <draw:frame draw:z-index="0" draw:style-name="gr1" draw:text-style-name="P2" svg:width="13.917cm" svg:height="6.215cm" svg:x="28.372cm" svg:y="0.214cm">
            <draw:text-box>
              <text:p text:style-name="P1"><text:span text:style-name="T1"/></text:p>
              <text:p text:style-name="P1"><text:span text:style-name="T1">EXAMPLE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Entry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  <draw:frame draw:z-index="1" draw:style-name="gr2" draw:text-style-name="P2" svg:width="13.917cm" svg:height="8.765cm" svg:x="28.336cm" svg:y="6.668cm">
            <draw:text-box>
              <text:p text:style-name="P1"><text:span text:style-name="T1"/></text:p>
              <text:p text:style-name="P1"><text:span text:style-name="T5">IMAGE SOURCE</text:span></text:p>
              <text:p text:style-name="P3"><text:span text:style-name="T5">Direct URL </text:span><text:span text:style-name="T6">Any direct URL to the image. </text:span></text:p>
              <text:p text:style-name="P3"><text:span text:style-name="T5"/></text:p>
              <text:p text:style-name="P3"><text:span text:style-name="T5">Google Drive </text:span><text:span text:style-name="T6">Share link to image placed in Google Drive</text:span><text:span text:style-name="T5"> OR </text:span><text:span text:style-name="T6">just the file ID</text:span><text:span text:style-name="T5">.</text:span><text:span text:style-name="T7"> The file ID can be found in the share link.</text:span></text:p>
              <text:p text:style-name="P3"><text:span text:style-name="T6"><text:tab/></text:span><text:span text:style-name="T8">Example share link:</text:span><text:span text:style-name="T9"> </text:span><text:span text:style-name="T10"><text:a xlink:href="https://drive.google.com/file/d/1olKc6TBJ1kPJa7cKWVp7dNZFwHb_0k8Z/view?usp=sharing" xlink:type="simple">https://drive.google.com/file/d/1olKc6TBJ1kPJa7cKWVp7dNZFwHb_0k8Z/view?usp=sharing</text:a></text:span></text:p>
              <text:p text:style-name="P3"><text:span text:style-name="T10"><text:tab/></text:span><text:span text:style-name="T10">Example file ID: 1olKc6TBJ1kPJa7cKWVp7dNZFwHb_0k8Z</text:span></text:p>
              <text:p text:style-name="P1"><text:span text:style-name="T11"/></text:p>
              <text:p text:style-name="P1"><text:span text:style-name="T11"><text:tab/></text:span><text:span text:style-name="T12">IMPORTANT</text:span><text:span text:style-name="T11">: the image must be set to ‘Anyone With the Link Can View’ in Google Drive. I recommend creating a whole shared folder for entry images.</text:span></text:p>
              <text:p text:style-name="P1"><text:span text:style-name="T11"/></text:p>
              <text:p text:style-name="P3"><text:span text:style-name="T11">An upside of using the Google Drive option is that when you update the image in Google Drive, the share link and the file ID don’t change. As a result the images update in the MAL blog post automatical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https://i.postimg.cc/2SpmrDht/S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10" table:content-validation-name="val3" office:value-type="string" calcext:value-type="string">
            <text:p>https://i.postimg.cc/hj96KMr8/gojo-ey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EXAMPLE TIER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EXAMPLE TIER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EXAMPLE TIER'.D2"/>
          </calcext:conditional-format>
        </calcext:conditional-formats>
      </table:table>
      <table:table table:name="SETTINGS" table:style-name="ta1">
        <table:shapes>
          <draw:frame draw:z-index="0" draw:style-name="gr3" draw:text-style-name="P2" svg:width="6.041cm" svg:height="4.821cm" svg:x="5.207cm" svg:y="0.079cm">
            <draw:text-box>
              <text:p text:style-name="P1"><text:span text:style-name="T1"/></text:p>
              <text:p text:style-name="P3"><text:span text:style-name="T1">Tier order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1"><text:span text:style-name="T1"/></text:p>
            </draw:text-box>
          </draw:frame>
          <draw:frame draw:z-index="1" draw:style-name="gr3" draw:text-style-name="P2" svg:width="6.217cm" svg:height="4.821cm" svg:x="15.345cm" svg:y="0.052cm">
            <draw:text-box>
              <text:p text:style-name="P1"><text:span text:style-name="T1"/></text:p>
              <text:p text:style-name="P3"><text:span text:style-name="T1">Entries per row </text:span><text:span text:style-name="T2">How many images should be displayed in one row.</text:span></text:p>
              <text:p text:style-name="P3"><text:span text:style-name="T2"/></text:p>
              <text:p text:style-name="P3"><text:span text:style-name="T2">Set to 0 if you want them to tile on their own.</text:span></text:p>
              <text:p text:style-name="P1"><text:span text:style-name="T1"/></text:p>
            </draw:text-box>
          </draw:frame>
        </table:shapes>
        <table:table-column table:style-name="co5" table:default-cell-style-name="ce6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2" office:value-type="string" calcext:value-type="string">
            <text:p>Tier order</text:p>
          </table:table-cell>
          <table:table-cell table:number-columns-repeated="3"/>
          <table:table-cell table:style-name="ce12" office:value-type="string" calcext:value-type="string">
            <text:p>Entries p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3"/>
          <table:table-cell table:style-name="ce6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Google Drive</text:p>
          </table:table-cell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c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6">00.00.0000</text:date></text:span><text:span text:style-name="MT1">, </text:span><text:span text:style-name="MT1"><text:time style:data-style-name="N2" text:time-value="23:27:45.131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6T23:30:34.460000000</dc:date>
    <meta:editing-duration>PT13H34M30S</meta:editing-duration>
    <meta:editing-cycles>74</meta:editing-cycles>
    <meta:document-statistic meta:table-count="9" meta:cell-count="568" meta:object-count="4"/>
  </office:meta>
</office:document-meta>
</file>